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6-23_09-52-13_000.jpg</text:p>
          </table:table-cell>
          <table:table-cell table:style-name="ce17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72467 E-139-34-49.379882</text:p>
          </table:table-cell>
          <table:table-cell table:style-name="ce32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6-23_12-18-37_000.jpg</text:p>
          </table:table-cell>
          <table:table-cell table:style-name="ce17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72467 E-139-34-49.379882</text:p>
          </table:table-cell>
          <table:table-cell table:style-name="ce32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6-23_13-46-06_000.jpg</text:p>
          </table:table-cell>
          <table:table-cell table:style-name="ce15" office:value-type="string">
            <text:p>:m RES 1-2*2 / free# JVEMV6 37#21.4_4 / 37. miscs of miscs / 21. math&amp;physics / 4. knot-theory / </text:p>
          </table:table-cell>
          <table:table-cell table:style-name="ce31"/>
          <table:table-cell table:style-name="ce3"/>
          <table:table-cell table:style-name="ce3" office:value-type="string">
            <text:p>N-35-35-28.72467 E-139-34-49.379882</text:p>
          </table:table-cell>
          <table:table-cell table:style-name="ce32" table:formula="of:=IF([.E4]=&quot;&quot;;[.C4];CONCATENATE([.C4];&quot; / &quot;;[.E4]))" office:value-type="string" office:string-value=":m RES 1-2*2 / free# JVEMV6 37#21.4_4 / 37. miscs of miscs / 21. math&amp;physics / 4. knot-theory / ">
            <text:p>:m RES 1-2*2 / free# JVEMV6 37#21.4_4 / 37. miscs of miscs / 21. math&amp;physics / 4. knot-theory / 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6-23_15-06-10_000.jpg</text:p>
          </table:table-cell>
          <table:table-cell table:style-name="ce15" office:value-type="string">
            <text:p>:bookmemo / ページメモ / 『本朝食鑑』 / 著者= / p.21 / 焼き塩；六味；塩；艾灸</text:p>
          </table:table-cell>
          <table:table-cell table:style-name="ce15"/>
          <table:table-cell table:style-name="ce3"/>
          <table:table-cell table:style-name="ce3" office:value-type="string">
            <text:p>N-35-35-28.752136 E-139-34-49.379882</text:p>
          </table:table-cell>
          <table:table-cell table:style-name="ce32" table:formula="of:=IF([.E5]=&quot;&quot;;[.C5];CONCATENATE([.C5];&quot; / &quot;;[.E5]))" office:value-type="string" office:string-value=":bookmemo / ページメモ / 『本朝食鑑』 / 著者= / p.21 / 焼き塩；六味；塩；艾灸">
            <text:p>:bookmemo / ページメモ / 『本朝食鑑』 / 著者= / p.21 / 焼き塩；六味；塩；艾灸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6-23_20-40-46_000.jpg</text:p>
          </table:table-cell>
          <table:table-cell table:style-name="ce16" office:value-type="string">
            <text:p>:m 食べた物</text:p>
          </table:table-cell>
          <table:table-cell table:style-name="ce16"/>
          <table:table-cell table:style-name="ce3"/>
          <table:table-cell table:style-name="ce3" office:value-type="string">
            <text:p>N-35-35-28.381347 E-139-34-49.160156</text:p>
          </table:table-cell>
          <table:table-cell table:style-name="ce32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6-24_00-41-33_000.jpg</text:p>
          </table:table-cell>
          <table:table-cell table:style-name="ce16" office:value-type="string">
            <text:p>:m :PHOTO 寝た時刻 / 2020</text:p>
          </table:table-cell>
          <table:table-cell table:style-name="ce17"/>
          <table:table-cell table:style-name="ce3"/>
          <table:table-cell table:style-name="ce3" office:value-type="string">
            <text:p>N-35-35-28.710937 E-139-34-49.434814</text:p>
          </table:table-cell>
          <table:table-cell table:style-name="ce32" table:formula="of:=IF([.E7]=&quot;&quot;;[.C7];CONCATENATE([.C7];&quot; / &quot;;[.E7]))" office:value-type="string" office:string-value=":m :PHOTO 寝た時刻 / 2020">
            <text:p>:m :PHOTO 寝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6-24_10-48-07_000.jpg</text:p>
          </table:table-cell>
          <table:table-cell table:style-name="ce17" office:value-type="string">
            <text:p>:m :PHOTO 起きた時刻 / 2020</text:p>
          </table:table-cell>
          <table:table-cell table:style-name="ce15"/>
          <table:table-cell table:style-name="ce3"/>
          <table:table-cell table:style-name="ce3" office:value-type="string">
            <text:p>N-35-35-28.72467 E-139-34-49.379882</text:p>
          </table:table-cell>
          <table:table-cell table:style-name="ce32" table:formula="of:=IF([.E8]=&quot;&quot;;[.C8];CONCATENATE([.C8];&quot; / &quot;;[.E8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6-24_11-46-23_000.jpg</text:p>
          </table:table-cell>
          <table:table-cell table:style-name="ce17" office:value-type="string">
            <text:p>:m 食べた物　間食 / 味噌スープ</text:p>
          </table:table-cell>
          <table:table-cell table:style-name="ce16"/>
          <table:table-cell table:style-name="ce3"/>
          <table:table-cell table:style-name="ce3" office:value-type="string">
            <text:p>N-35-35-28.62854 E-139-34-49.270019</text:p>
          </table:table-cell>
          <table:table-cell table:style-name="ce32" table:formula="of:=IF([.E9]=&quot;&quot;;[.C9];CONCATENATE([.C9];&quot; / &quot;;[.E9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6-23_11-42-34_000.mp4</text:p>
          </table:table-cell>
          <table:table-cell table:style-name="ce6" office:value-type="string">
            <text:p>:VIDEO / @自宅 / メモ / kb,keyboard / 演奏、play / k-2020-0623-1 / genr=f-prev:ap-1.4,RH=grip+arpeggio,LH=grip+arpeggio,for=variation</text:p>
          </table:table-cell>
          <table:table-cell table:style-name="ce17"/>
          <table:table-cell table:style-name="ce3"/>
          <table:table-cell table:style-name="ce3"/>
          <table:table-cell table:style-name="ce32" table:formula="of:=IF([.E10]=&quot;&quot;;[.C10];CONCATENATE([.C10];&quot; / &quot;;[.E10]))" office:value-type="string" office:string-value=":VIDEO / @自宅 / メモ / kb,keyboard / 演奏、play / k-2020-0623-1 / genr=f-prev:ap-1.4,RH=grip+arpeggio,LH=grip+arpeggio,for=variation">
            <text:p>:VIDEO / @自宅 / メモ / kb,keyboard / 演奏、play / k-2020-0623-1 / genr=f-prev:ap-1.4,RH=grip+arpeggio,LH=grip+arpeggio,for=variation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6-23_11-46-16_000.mp4</text:p>
          </table:table-cell>
          <table:table-cell table:style-name="ce6" office:value-type="string">
            <text:p>:VIDEO / @自宅 / メモ / kb,keyboard / 演奏、play / k-2020-0623-2 / genr=et-N,for=ap-1.4;LH-arpeggio-descending</text:p>
          </table:table-cell>
          <table:table-cell table:style-name="ce16"/>
          <table:table-cell table:style-name="ce3"/>
          <table:table-cell table:style-name="ce3"/>
          <table:table-cell table:style-name="ce32" table:formula="of:=IF([.E11]=&quot;&quot;;[.C11];CONCATENATE([.C11];&quot; / &quot;;[.E11]))" office:value-type="string" office:string-value=":VIDEO / @自宅 / メモ / kb,keyboard / 演奏、play / k-2020-0623-2 / genr=et-N,for=ap-1.4;LH-arpeggio-descending">
            <text:p>:VIDEO / @自宅 / メモ / kb,keyboard / 演奏、play / k-2020-0623-2 / genr=et-N,for=ap-1.4;LH-arpeggio-descending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6-23_13-13-33_000.m4a</text:p>
          </table:table-cell>
          <table:table-cell table:style-name="ce6" office:value-type="string">
            <text:p>:VOICE-MEMO / @トイレ / record / bird / 鳥の声</text:p>
          </table:table-cell>
          <table:table-cell table:style-name="ce17"/>
          <table:table-cell table:style-name="ce3"/>
          <table:table-cell table:style-name="ce3"/>
          <table:table-cell table:style-name="ce32" table:formula="of:=IF([.E12]=&quot;&quot;;[.C12];CONCATENATE([.C12];&quot; / &quot;;[.E12]))" office:value-type="string" office:string-value=":VOICE-MEMO / @トイレ / record / bird / 鳥の声">
            <text:p>:VOICE-MEMO / @トイレ / record / bird / 鳥の声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6-24_11-17-05_000.m4a</text:p>
          </table:table-cell>
          <table:table-cell table:style-name="ce6" office:value-type="string">
            <text:p>:VOICE-MEMO / @自宅 / diary / 記録 / 髪の毛；塩で洗う；目を塩で洗う</text:p>
          </table:table-cell>
          <table:table-cell table:style-name="ce17"/>
          <table:table-cell table:style-name="ce3"/>
          <table:table-cell table:style-name="ce3"/>
          <table:table-cell table:style-name="ce32" table:formula="of:=IF([.E13]=&quot;&quot;;[.C13];CONCATENATE([.C13];&quot; / &quot;;[.E13]))" office:value-type="string" office:string-value=":VOICE-MEMO / @自宅 / diary / 記録 / 髪の毛；塩で洗う；目を塩で洗う">
            <text:p>:VOICE-MEMO / @自宅 / diary / 記録 / 髪の毛；塩で洗う；目を塩で洗う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6"/>
          <table:table-cell table:style-name="ce3"/>
          <table:table-cell table:style-name="ce3"/>
          <table:table-cell table:style-name="ce32" table:formula="of:=IF([.E14]=&quot;&quot;;[.C14];CONCATENATE([.C14];&quot; / &quot;;[.E14]))" office:value-type="float" office:value="0">
            <text:p>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15]=&quot;&quot;;[.C15];CONCATENATE([.C15];&quot; / &quot;;[.E15]))" office:value-type="float" office:value="0">
            <text:p>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5"/>
          <table:table-cell table:style-name="ce3"/>
          <table:table-cell table:style-name="ce3"/>
          <table:table-cell table:style-name="ce32" table:formula="of:=IF([.E16]=&quot;&quot;;[.C16];CONCATENATE([.C16];&quot; / &quot;;[.E16]))" office:value-type="float" office:value="0">
            <text:p>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17]=&quot;&quot;;[.C17];CONCATENATE([.C17];&quot; / &quot;;[.E17]))" office:value-type="float" office:value="0">
            <text:p>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18]=&quot;&quot;;[.C18];CONCATENATE([.C18];&quot; / &quot;;[.E1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19]=&quot;&quot;;[.C19];CONCATENATE([.C19];&quot; / &quot;;[.E1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20]=&quot;&quot;;[.C20];CONCATENATE([.C20];&quot; / &quot;;[.E2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21]=&quot;&quot;;[.C21];CONCATENATE([.C21];&quot; / &quot;;[.E2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22]=&quot;&quot;;[.C22];CONCATENATE([.C22];&quot; / &quot;;[.E2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23]=&quot;&quot;;[.C23];CONCATENATE([.C23];&quot; / &quot;;[.E2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6"/>
          <table:table-cell table:style-name="ce3"/>
          <table:table-cell table:style-name="ce3"/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7"/>
          <table:table-cell table:style-name="ce3"/>
          <table:table-cell table:style-name="ce3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6"/>
          <table:table-cell table:style-name="ce3"/>
          <table:table-cell table:style-name="ce3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6"/>
          <table:table-cell table:style-name="ce3"/>
          <table:table-cell table:style-name="ce3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16">
            <text:p>16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do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62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62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510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4">2020/06/24</text:date>, <text:time>12:26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6-24T12:26:03.85</dc:date>
    <dc:creator>iwabuchi ken</dc:creator>
    <meta:editing-duration>P22DT9H56M29S</meta:editing-duration>
    <meta:editing-cycles>8678</meta:editing-cycles>
    <meta:document-statistic meta:table-count="1" meta:cell-count="442" meta:object-count="0"/>
  </office:meta>
</office:document-meta>
</file>